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1" svg:font-family="'Courier New'" style:font-family-generic="modern"/>
    <style:font-face style:name="Helv1" svg:font-family="Helv" style:font-family-generic="swiss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>
        <style:tab-stops>
          <style:tab-stop style:position="0.5in"/>
          <style:tab-stop style:position="5.8264in" style:type="right" style:leader-style="dotted" style:leader-text="."/>
        </style:tab-stops>
      </style:paragraph-properties>
    </style:style>
    <style:style style:name="P3" style:family="paragraph" style:parent-style-name="Body_20_Text_20_First_20_Indent">
      <style:paragraph-properties fo:text-align="center" style:justify-single-word="false"/>
      <style:text-properties style:font-name="Times" fo:font-size="16pt" fo:font-weight="bold" style:font-size-asian="16pt" style:font-weight-asian="bold" style:font-size-complex="16pt"/>
    </style:style>
    <style:style style:name="P4" style:family="paragraph" style:parent-style-name="Heading_20_1" style:list-style-name="L1"/>
    <style:style style:name="P5" style:family="paragraph" style:parent-style-name="Heading_20_2" style:list-style-name="L1"/>
    <style:style style:name="P6" style:family="paragraph" style:parent-style-name="Body_20_Text_20_First_20_Indent" style:master-page-name="Standard">
      <style:paragraph-properties fo:text-align="center" style:justify-single-word="false" style:page-number="auto"/>
      <style:text-properties style:font-name="Times" fo:font-size="16pt" fo:font-weight="bold" style:font-size-asian="16pt" style:font-weight-asian="bold" style:font-size-complex="16pt"/>
    </style:style>
    <style:style style:name="P7" style:family="paragraph" style:parent-style-name="Text_20_body_20_indent" style:list-style-name="L12"/>
    <style:style style:name="P8" style:family="paragraph" style:parent-style-name="Text_20_body_20_indent" style:list-style-name="L12"/>
    <style:style style:name="P9" style:family="paragraph" style:parent-style-name="Text_20_body_20_indent">
      <style:paragraph-properties fo:margin-left="0.5in" fo:margin-right="0in" fo:text-indent="0in" style:auto-text-indent="false"/>
    </style:style>
    <style:style style:name="P10" style:family="paragraph" style:parent-style-name="Text_20_body_20_indent">
      <style:paragraph-properties fo:margin-left="0.5in" fo:margin-right="0in" fo:text-indent="0in" style:auto-text-indent="false"/>
      <style:text-properties fo:font-weight="bold"/>
    </style:style>
    <style:style style:name="P11" style:family="paragraph" style:parent-style-name="Text_20_body_20_indent">
      <style:paragraph-properties fo:margin-left="0.5in" fo:margin-right="0in" fo:text-indent="0in" style:auto-text-indent="false"/>
      <style:text-properties fo:font-size="10pt" fo:font-weight="normal"/>
    </style:style>
    <style:style style:name="P12" style:family="paragraph" style:parent-style-name="Text_20_body_20_indent">
      <style:paragraph-properties fo:margin-left="1in" fo:margin-right="0in" fo:text-indent="0in" style:auto-text-indent="false"/>
    </style:style>
    <style:style style:name="P13" style:family="paragraph" style:parent-style-name="Standard" style:list-style-name="L8"/>
    <style:style style:name="P14" style:family="paragraph" style:parent-style-name="Standard" style:list-style-name="L8"/>
    <style:style style:name="P15" style:family="paragraph" style:parent-style-name="Standard" style:list-style-name="L8"/>
    <style:style style:name="P16" style:family="paragraph" style:parent-style-name="Standard" style:list-style-name="L8"/>
    <style:style style:name="P17" style:family="paragraph" style:parent-style-name="Standard" style:list-style-name="L8"/>
    <style:style style:name="P18" style:family="paragraph" style:parent-style-name="Text_20_body" style:list-style-name="L12"/>
    <style:style style:name="P19" style:family="paragraph" style:parent-style-name="Text_20_body">
      <style:text-properties fo:color="#ff0000"/>
    </style:style>
    <style:style style:name="P20" style:family="paragraph" style:parent-style-name="Text_20_body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21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7335in" style:type="right" style:leader-style="dotted" style:leader-text="."/>
        </style:tab-stops>
      </style:paragraph-properties>
    </style:style>
    <style:style style:name="P23" style:family="paragraph" style:parent-style-name="List_20_Number_20_Code">
      <style:paragraph-properties fo:margin-left="0.5in" fo:margin-right="0in" fo:text-indent="0in" style:auto-text-indent="false"/>
    </style:style>
    <style:style style:name="P24" style:family="paragraph" style:parent-style-name="Code_20_Indented">
      <style:paragraph-properties fo:margin-left="1in" fo:margin-right="0in" fo:text-indent="-0.25in" style:auto-text-indent="false"/>
    </style:style>
    <style:style style:name="P25" style:family="paragraph" style:parent-style-name="List_20_Number" style:list-style-name="L12">
      <style:text-properties fo:color="#ff0000"/>
    </style:style>
    <style:style style:name="P26" style:family="paragraph" style:parent-style-name="List_20_Number" style:list-style-name="L12"/>
    <style:style style:name="P27" style:family="paragraph" style:parent-style-name="List_20_Number" style:list-style-name="L12"/>
    <style:style style:name="P28" style:family="paragraph" style:parent-style-name="List_20_Number" style:list-style-name="L12"/>
    <style:style style:name="P29" style:family="paragraph" style:parent-style-name="List_20_Number" style:list-style-name="L12"/>
    <style:style style:name="P30" style:family="paragraph" style:parent-style-name="List_20_Number" style:list-style-name="L12"/>
    <style:style style:name="P31" style:family="paragraph" style:parent-style-name="List_20_Number" style:list-style-name="L12"/>
    <style:style style:name="P32" style:family="paragraph" style:parent-style-name="List_20_Number">
      <style:paragraph-properties fo:margin-left="0.5in" fo:margin-right="0in" fo:text-indent="0in" style:auto-text-indent="false"/>
    </style:style>
    <style:style style:name="P33" style:family="paragraph" style:parent-style-name="List_20_Bullet">
      <style:text-properties fo:font-size="12pt" style:font-size-asian="12pt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WW8Num39z0" style:num-suffix=".0" style:num-format="1">
        <style:list-level-properties text:min-label-width="0.4in" text:min-label-distance="0.1in"/>
      </text:list-level-style-number>
      <text:list-level-style-number text:level="2" style:num-format="1" text:display-levels="2">
        <style:list-level-properties text:min-label-width="0.4in" text:min-label-distance="0.1in"/>
      </text:list-level-style-number>
      <text:list-level-style-number text:level="3" style:num-format="1" text:display-levels="3">
        <style:list-level-properties text:min-label-width="0.5in" text:min-label-distance="0.1in"/>
      </text:list-level-style-number>
      <text:list-level-style-number text:level="4" style:num-format="1" text:display-levels="4">
        <style:list-level-properties text:min-label-width="0.6in" text:min-label-distance="0.1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number text:level="1" text:style-name="Numbering_20_Symbols" style:num-suffix="." style:num-format="1" text:start-value="10">
        <style:list-level-properties text:min-label-width="0.25in"/>
      </text:list-level-style-number>
      <text:list-level-style-number text:level="2" text:style-name="Numbering_20_Symbols" style:num-format="1" text:start-value="9" text:display-levels="2">
        <style:list-level-properties text:space-before="0.0484in" text:min-label-width="0.25in"/>
      </text:list-level-style-number>
      <text:list-level-style-number text:level="3" style:num-suffix="." style:num-format="1" text:display-levels="3">
        <style:list-level-properties text:space-before="0.0972in" text:min-label-width="0.25in"/>
      </text:list-level-style-number>
      <text:list-level-style-number text:level="4" style:num-suffix="." style:num-format="1" text:display-levels="4">
        <style:list-level-properties text:space-before="0.1457in" text:min-label-width="0.25in"/>
      </text:list-level-style-number>
      <text:list-level-style-number text:level="5" style:num-suffix="." style:num-format="1" text:display-levels="5">
        <style:list-level-properties text:space-before="0.1945in" text:min-label-width="0.25in"/>
      </text:list-level-style-number>
      <text:list-level-style-number text:level="6" style:num-suffix="." style:num-format="1" text:display-levels="6">
        <style:list-level-properties text:space-before="0.2429in" text:min-label-width="0.25in"/>
      </text:list-level-style-number>
      <text:list-level-style-number text:level="7" style:num-suffix="." style:num-format="1" text:display-levels="7">
        <style:list-level-properties text:space-before="0.2917in" text:min-label-width="0.25in"/>
      </text:list-level-style-number>
      <text:list-level-style-number text:level="8" style:num-suffix="." style:num-format="1" text:display-levels="8">
        <style:list-level-properties text:space-before="0.3402in" text:min-label-width="0.25in"/>
      </text:list-level-style-number>
      <text:list-level-style-number text:level="9" style:num-suffix="." style:num-format="1" text:display-levels="9">
        <style:list-level-properties text:space-before="0.389in" text:min-label-width="0.25in"/>
      </text:list-level-style-number>
      <text:list-level-style-number text:level="10" style:num-suffix="." style:num-format="1" text:display-levels="10">
        <style:list-level-properties text:space-before="0.4374in" text:min-label-width="0.25in"/>
      </text:list-level-style-number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)" style:num-format="1">
        <style:list-level-properties text:space-before="0.5in" text:min-label-width="0.25in"/>
      </text:list-level-style-number>
      <text:list-level-style-number text:level="3" style:num-suffix=")" style:num-format="1">
        <style:list-level-properties text:space-before="0.75in" text:min-label-width="0.25in"/>
      </text:list-level-style-number>
      <text:list-level-style-number text:level="4" style:num-suffix=")" style:num-format="1">
        <style:list-level-properties text:space-before="1in" text:min-label-width="0.25in"/>
      </text:list-level-style-number>
      <text:list-level-style-number text:level="5" style:num-suffix=")" style:num-format="1">
        <style:list-level-properties text:space-before="1.25in" text:min-label-width="0.25in"/>
      </text:list-level-style-number>
      <text:list-level-style-number text:level="6" style:num-suffix=")" style:num-format="1">
        <style:list-level-properties text:space-before="1.5in" text:min-label-width="0.25in"/>
      </text:list-level-style-number>
      <text:list-level-style-number text:level="7" style:num-suffix=")" style:num-format="1">
        <style:list-level-properties text:space-before="1.75in" text:min-label-width="0.25in"/>
      </text:list-level-style-number>
      <text:list-level-style-number text:level="8" style:num-suffix=")" style:num-format="1">
        <style:list-level-properties text:space-before="2in" text:min-label-width="0.25in"/>
      </text:list-level-style-number>
      <text:list-level-style-number text:level="9" style:num-suffix=")" style:num-format="1">
        <style:list-level-properties text:space-before="2.25in" text:min-label-width="0.25in"/>
      </text:list-level-style-number>
      <text:list-level-style-number text:level="10" style:num-suffix=")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xCAT 2 Setup PostgreSQL</text:p>
      <text:p text:style-name="P3">7/30/2009</text:p>
      <text:p text:style-name="P3"/>
      <text:p text:style-name="Date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1"><text:a xlink:type="simple" xlink:href="#1.Switching to  PostgreSQL Database on Linux|outline" text:style-name="Internet_20_link" text:visited-style-name="Internet_20_link">1.0 Switching to <text:s/>PostgreSQL Database on Linux</text:a><text:tab/>1</text:p>
          <text:p text:style-name="P22"><text:a xlink:type="simple" xlink:href="#1.1.Install PostgreSQL |outline" text:style-name="Internet_20_link" text:visited-style-name="Internet_20_link">1.1 Install PostgreSQL </text:a><text:tab/>1</text:p>
          <text:p text:style-name="P22"><text:a xlink:type="simple" xlink:href="#1.2.Migrate your database to PostgreSQL|outline" text:style-name="Internet_20_link" text:visited-style-name="Internet_20_link">1.2 Migrate your database to PostgreSQL</text:a><text:tab/>2</text:p>
        </text:index-body>
      </text:table-of-content>
      <text:p text:style-name="P2"/>
      <text:list text:style-name="L1">
        <text:list-item>
          <text:h text:style-name="P4" text:outline-level="1">Switching to <text:s/>PostgreSQL Database on Linux</text:h>
        </text:list-item>
      </text:list>
      <text:p text:style-name="Standard"/>
      <text:p text:style-name="Standard">To set up the postgresql database on the Management Node follow these steps. </text:p>
      <text:p text:style-name="Standard"/>
      <text:p text:style-name="Standard">This example assumes:</text:p>
      <text:list text:style-name="L8">
        <text:list-item>
          <text:p text:style-name="P13">11.16.0.1: <text:s/>IP of management node (cluster-facing NIC)</text:p>
        </text:list-item>
        <text:list-item>
          <text:p text:style-name="P13">xcatdb: <text:s/>database name</text:p>
        </text:list-item>
        <text:list-item>
          <text:p text:style-name="P13">xcatadmin: <text:s/>database role (aka user)</text:p>
        </text:list-item>
        <text:list-item>
          <text:p text:style-name="P13">cluster: <text:s/>database password</text:p>
        </text:list-item>
        <text:list-item>
          <text:p text:style-name="P13">11.16.1.230 &amp; 11.16.2.230: <text:s/>service nodes (mgmt node facing NIC)</text:p>
        </text:list-item>
      </text:list>
      <text:p text:style-name="Text_20_body_20_indent">Substitute your addresses and desired userid , password and database name as appropriate.</text:p>
      <text:h text:style-name="Heading_20_2" text:outline-level="2">Install PostgreSQL </text:h>
      <text:p text:style-name="Standard"/>
      <text:p text:style-name="Standard">The following rpms should be installed from the Linux media on the Management Node (and service node when installed). <text:s/>These are required for postgresql. <text:s text:c="2"/>The postgreSQL rpms are part of the base Linux OS. </text:p>
      <text:p text:style-name="P33"/>
      <text:list text:style-name="WW8Num9">
        <text:list-item text:start-value="1">
          <text:p text:style-name="P23">install perl-DBD-Pg postgresql-server postgresql <text:s/></text:p>
        </text:list-item>
      </text:list>
      <text:p text:style-name="P20"/>
      <text:list text:style-name="WW8Num9" text:continue-numbering="true">
        <text:list-item>
          <text:p text:style-name="P32">Initialize the database :</text:p>
        </text:list-item>
      </text:list>
      <text:p text:style-name="P24">service postgresql initdb</text:p>
      <text:list text:style-name="WW8Num9" text:continue-numbering="true">
        <text:list-item>
          <text:p text:style-name="P23">service postgresql start</text:p>
        </text:list-item>
        <text:list-item>
          <text:p text:style-name="P23">su - postgres</text:p>
        </text:list-item>
        <text:list-item>
          <text:p text:style-name="P23">createuser -SDRP xcatadmin<text:line-break/>Enter password for new role: cluster<text:line-break/>Enter it again: cluster</text:p>
        </text:list-item>
        <text:list-item>
          <text:p text:style-name="P23">createdb -O xcatadmin xcatdb</text:p>
        </text:list-item>
        <text:list-item>
          <text:p text:style-name="P23">exit</text:p>
        </text:list-item>
        <text:list-item>
          <text:p text:style-name="P23">cd /var/lib/pgsql/data/</text:p>
        </text:list-item>
        <text:list-item>
          <text:p text:style-name="P23"><text:soft-page-break/>vi pg_hba.conf</text:p>
        </text:list-item>
      </text:list>
      <text:p text:style-name="P9"><text:line-break/>Lines should look like this (with your IP addresses substituted). <text:s text:c="2"/>This allows the service nodes to access the DB.</text:p>
      <text:p text:style-name="P24">local all all ident sameuser</text:p>
      <text:p text:style-name="P24"># IPv4 local connections:</text:p>
      <text:p text:style-name="P24">host all all 127.0.0.1/32 md5</text:p>
      <text:p text:style-name="P24">host all all 11.16.0.1/32 md5</text:p>
      <text:p text:style-name="P24">host all all 11.16.1.230/32 md5</text:p>
      <text:p text:style-name="P24">host all all 11.16.2.230/32 md5</text:p>
      <text:p text:style-name="P24"/>
      <text:p text:style-name="P9">where 11.16.0.1 is the MN and 11.16.1.230 and 11.16.2.230 are service nodes.</text:p>
      <text:p text:style-name="P9"/>
      <text:list text:style-name="WW8Num9" text:continue-numbering="true">
        <text:list-item>
          <text:p text:style-name="P23">vi postgresql.conf</text:p>
        </text:list-item>
      </text:list>
      <text:p text:style-name="P12">set listen_addresses to '*':</text:p>
      <text:p text:style-name="P24">listen_addresses = '*' <text:s text:c="2"/># This allows remote access. </text:p>
      <text:p text:style-name="P10">Note: Be sure to uncomment the line</text:p>
      <text:p text:style-name="P11">If you are working on large systems, <text:s/>you may need to increate the max_connections attribute in the file. <text:s/>This is the number of connections that can be make to the database at one time. <text:s text:c="2"/>If you are using service nodes, <text:s/>it is recommended that you</text:p>
      <text:p text:style-name="P11"><text:s/>set max_connections = 1000</text:p>
      <text:p text:style-name="P9"/>
      <text:list text:style-name="WW8Num9" text:continue-numbering="true">
        <text:list-item>
          <text:p text:style-name="P23">service postgresql restart</text:p>
        </text:list-item>
        <text:list-item>
          <text:p text:style-name="P23">chkconfig postgresql on</text:p>
        </text:list-item>
      </text:list>
      <text:h text:style-name="Heading_20_2" text:outline-level="2">Migrate your database to PostgreSQL</text:h>
      <text:p text:style-name="Text_20_body"/>
      <text:list text:style-name="L12">
        <text:list-item>
          <text:p text:style-name="P26">Backup <text:s/>your database to migrate to the new database. <text:s/>(This is required even if you have not added anything to your xCAT database yet. <text:s/>Required default entries were created when the xCAT RPMs were installed on the management node which, and they must be migrated to the new postgresql database.)<text:line-break/></text:p>
        </text:list-item>
      </text:list>
      <text:p text:style-name="P24">mkdir -p ~/xcat-dbback</text:p>
      <text:p text:style-name="P24">dumpxCATdb -p ~/xcat-dbback</text:p>
      <text:p text:style-name="P24"/>
      <text:list text:style-name="L12" text:continue-numbering="true">
        <text:list-item>
          <text:p text:style-name="P26">/etc/xcat/cfgloc file should contain the following line, substituting your specific info. This points the xCAT database access code to the new database. </text:p>
          <text:p text:style-name="P7"/>
        </text:list-item>
      </text:list>
      <text:p text:style-name="P24">Pg:dbname=xcatdb;host=11.16.0.1|xcatadmin|cluster</text:p>
      <text:p text:style-name="P19"/>
      <text:list text:style-name="L12" text:continue-numbering="true">
        <text:list-item>
          <text:p text:style-name="P26">Restore your database to postgresql (bypass mode runs the command without xcatd):</text:p>
        </text:list-item>
      </text:list>
      <text:p text:style-name="P24">XCATBYPASS=1 restorexCATdb -p ~/xcat-dbback</text:p>
      <text:list text:style-name="L12" text:continue-numbering="true">
        <text:list-header>
          <text:p text:style-name="P25"/>
        </text:list-header>
        <text:list-item>
          <text:p text:style-name="P26"><text:soft-page-break/>Start the xcatd daemon using the postgresql database</text:p>
        </text:list-item>
      </text:list>
      <text:p text:style-name="P24">service xcatd restart</text:p>
      <text:list text:style-name="L12" text:continue-numbering="true">
        <text:list-header>
          <text:p text:style-name="P7"/>
          <text:p text:style-name="P26"/>
          <text:p text:style-name="P26"/>
          <text:p text:style-name="P18"/>
        </text:list-header>
      </text:list>
      <text:list text:style-name="L1" text:continue-numbering="true">
        <text:list-item>
          <text:list text:continue-numbering="true">
            <text:list-header>
              <text:h text:style-name="P5" text:outline-level="2" text:is-list-header="true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1" svg:font-family="'Courier New'" style:font-family-generic="modern"/>
    <style:font-face style:name="Helv1" svg:font-family="Helv" style:font-family-generic="swiss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8pt" fo:font-weight="bold" style:letter-kerning="true" style:font-size-asian="18pt" style:font-weight-asian="bold" style:font-name-complex="Arial" style:font-size-complex="18pt" style:font-weight-complex="bold"/>
    </style:style>
    <style:style style:name="Heading_20_2" style:display-name="Heading 2" style:family="paragraph" style:parent-style-name="Standard" style:next-style-name="Standard" style:auto-update="true" style:class="text" style:default-outline-level="2">
      <style:paragraph-properties fo:margin-left="0.0193in" fo:margin-right="0in" fo:margin-top="0.1665in" fo:margin-bottom="0.0417in" fo:text-indent="0in" style:auto-text-indent="false" fo:keep-with-next="always"/>
      <style:text-properties style:font-name="Arial" fo:font-size="15pt" fo:font-style="normal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1pt" fo:font-weight="bold" style:font-size-asian="11pt" style:font-weight-asian="bold" style:font-size-complex="11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in" fo:margin-right="0in" fo:margin-top="0.1665in" fo:margin-bottom="0.0417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in" fo:margin-right="0in" fo:margin-top="0.1665in" fo:margin-bottom="0.0417in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in" fo:margin-right="0in" fo:margin-top="0.1665in" fo:margin-bottom="0.0417in" fo:text-indent="0in" style:auto-text-indent="false"/>
      <style:text-properties style:font-name="Arial" fo:font-size="11pt" style:font-size-asian="11pt" style:font-name-complex="Arial" style:font-size-complex="11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fo:line-height="200%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List_20_Number_20_3" style:display-name="List Number 3" style:family="paragraph" style:parent-style-name="Standard" style:list-style-name="WW8Num3">
      <style:paragraph-properties fo:margin-left="0in" fo:margin-right="0in" fo:text-indent="0in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Standard" style:next-style-name="Standard"/>
    <style:style style:name="List_20_Bullet_20_2" style:display-name="List Bullet 2" style:family="paragraph" style:parent-style-name="Standard" style:list-style-name="WW8Num8">
      <style:paragraph-properties fo:margin-left="0in" fo:margin-right="0in" fo:text-indent="0in" style:auto-text-indent="false"/>
    </style:style>
    <style:style style:name="List_20_Bullet_20_3" style:display-name="List Bullet 3" style:family="paragraph" style:parent-style-name="Standard" style:list-style-name="WW8Num7">
      <style:paragraph-properties fo:margin-left="0in" fo:margin-right="0in" fo:text-indent="0in" style:auto-text-indent="false"/>
    </style:style>
    <style:style style:name="List_20_Bullet_20_4" style:display-name="List Bullet 4" style:family="paragraph" style:parent-style-name="Standard" style:list-style-name="WW8Num6">
      <style:paragraph-properties fo:margin-left="0in" fo:margin-right="0in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Note_20_Heading" style:display-name="Note Heading" style:family="paragraph" style:parent-style-name="Standard" style:next-style-name="Standard"/>
    <style:style style:name="List_20_Number" style:display-name="List Number" style:family="paragraph" style:parent-style-name="Standard" style:list-style-name="WW8Num9">
      <style:paragraph-properties fo:margin-left="0in" fo:margin-right="0in" fo:margin-top="0.0799in" fo:margin-bottom="0in" fo:text-indent="0in" style:auto-text-indent="fals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fo:text-indent="0in" style:auto-text-indent="false"/>
    </style:style>
    <style:style style:name="Closing" style:family="paragraph" style:parent-style-name="Standard">
      <style:paragraph-properties fo:margin-left="3in" fo:margin-right="0in" fo:text-indent="0in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0in" fo:margin-right="0in" fo:text-indent="0in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0in" fo:margin-right="0in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fo:text-indent="0in" style:auto-text-indent="false"/>
    </style:style>
    <style:style style:name="Style1" style:family="paragraph" style:parent-style-name="Body_20_Text_20_Indent_20_3"/>
    <style:style style:name="List_20_Bullet" style:display-name="List Bullet" style:family="paragraph" style:parent-style-name="Standard" style:list-style-name="WW8Num10">
      <style:paragraph-properties fo:margin-left="0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de" style:family="paragraph" style:parent-style-name="Standard" style:class="text">
      <style:paragraph-properties fo:margin-left="0.2201in" fo:margin-right="0in" fo:margin-top="0in" fo:margin-bottom="0in" fo:text-align="start" style:justify-single-word="false" fo:text-indent="-0.2201in" style:auto-text-indent="false" style:text-autospace="none">
        <style:tab-stops>
          <style:tab-stop style:position="0.8in"/>
          <style:tab-stop style:position="1.6in"/>
          <style:tab-stop style:position="2.4in"/>
          <style:tab-stop style:position="3.2in"/>
          <style:tab-stop style:position="4in"/>
          <style:tab-stop style:position="4.8in"/>
          <style:tab-stop style:position="5.6in"/>
          <style:tab-stop style:position="6.4in"/>
          <style:tab-stop style:position="7.111in"/>
        </style:tab-stops>
      </style:paragraph-properties>
      <style:text-properties style:font-name="Courier New" fo:font-size="10pt" style:font-size-asian="10pt" style:font-size-complex="10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_20_Number_20_Code" style:display-name="List Number Code" style:family="paragraph" style:parent-style-name="List_20_Number" style:class="text">
      <style:text-properties style:font-name="Courier New" fo:font-size="10pt" style:font-size-asian="10pt" style:font-size-complex="10pt"/>
    </style:style>
    <style:style style:name="Code_20_Indented" style:display-name="Code Indented" style:family="paragraph" style:parent-style-name="Text_20_body_20_indent" style:class="text">
      <style:paragraph-properties fo:margin-left="0.5in" fo:margin-right="0in" fo:margin-top="0in" fo:margin-bottom="0in" fo:text-indent="-0.25in" style:auto-text-indent="false">
        <style:tab-stops/>
      </style:paragraph-properties>
      <style:text-properties style:font-name="Courier New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Preformatted" style:family="paragraph" style:parent-style-name="Text_20_body" style:class="html">
      <style:text-properties style:font-name="Courier" fo:font-size="9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5z0" style:family="text">
      <style:text-properties style:font-name="Times New Roman" style:font-name-asian="Times New Roman" style:font-name-complex="Times New Roman"/>
    </style:style>
    <style:style style:name="WW8Num15z1" style:family="text">
      <style:text-properties style:font-name="Courier New1" style:font-name-complex="Courier New1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1" style:font-name-complex="Courier New1"/>
    </style:style>
    <style:style style:name="WW8Num18z3" style:family="text">
      <style:text-properties style:font-name="Symbol"/>
    </style:style>
    <style:style style:name="WW8Num21z0" style:family="text">
      <style:text-properties fo:font-size="12pt" style:font-size-asian="12pt" style:font-size-complex="12pt"/>
    </style:style>
    <style:style style:name="WW8Num21z2" style:family="text">
      <style:text-properties fo:color="#000000" fo:font-weight="normal" style:font-weight-asian="normal"/>
    </style:style>
    <style:style style:name="WW8Num23z0" style:family="text">
      <style:text-properties fo:font-size="12pt" style:font-size-asian="12pt" style:font-size-complex="12pt"/>
    </style:style>
    <style:style style:name="WW8Num23z2" style:family="text">
      <style:text-properties fo:color="#000000" fo:font-weight="normal" style:font-weight-asian="normal"/>
    </style:style>
    <style:style style:name="WW8Num24z0" style:family="text">
      <style:text-properties fo:color="#000000" style:font-name="Times"/>
    </style:style>
    <style:style style:name="WW8Num25z1" style:family="text">
      <style:text-properties style:font-name="Wingdings" style:font-name-asian="Times New Roman" style:font-name-complex="Times New Roman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5z4" style:family="text">
      <style:text-properties style:font-name="Courier New1" style:font-name-complex="Courier New1"/>
    </style:style>
    <style:style style:name="WW8Num26z0" style:family="text">
      <style:text-properties style:font-name="Times New Roman" style:font-name-asian="Times New Roman" style:font-name-complex="Times New Roman"/>
    </style:style>
    <style:style style:name="WW8Num26z1" style:family="text">
      <style:text-properties style:font-name="Courier New1" style:font-name-complex="Courier New1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1" style:font-name-complex="Courier New1"/>
    </style:style>
    <style:style style:name="WW8Num27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1" style:font-name-complex="Courier New1"/>
    </style:style>
    <style:style style:name="WW8Num30z3" style:family="text">
      <style:text-properties style:font-name="Symbol"/>
    </style:style>
    <style:style style:name="WW8Num33z0" style:family="text">
      <style:text-properties style:font-name="Symbol"/>
    </style:style>
    <style:style style:name="WW8Num33z1" style:family="text">
      <style:text-properties style:font-name="Courier New1" style:font-name-complex="Courier New1"/>
    </style:style>
    <style:style style:name="WW8Num33z2" style:family="text">
      <style:text-properties style:font-name="Wingdings"/>
    </style:style>
    <style:style style:name="WW8Num34z0" style:family="text">
      <style:text-properties style:font-name="Times New Roman" style:font-name-asian="Times New Roman" style:font-name-complex="Times New Roman"/>
    </style:style>
    <style:style style:name="WW8Num34z1" style:family="text">
      <style:text-properties style:font-name="Courier New1" style:font-name-complex="Courier New1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 fo:font-size="10pt" style:font-size-asian="10pt"/>
    </style:style>
    <style:style style:name="WW8Num35z1" style:family="text">
      <style:text-properties style:font-name="Courier New1" fo:font-size="10pt" style:font-size-asian="10pt"/>
    </style:style>
    <style:style style:name="WW8Num35z2" style:family="text">
      <style:text-properties style:font-name="Wingdings" fo:font-size="10pt" style:font-size-asian="10pt"/>
    </style:style>
    <style:style style:name="WW8Num39z0" style:family="text">
      <style:text-properties style:font-name="Times" fo:font-style="normal" fo:font-weight="bold" style:font-style-asian="normal" style:font-weight-asian="bold"/>
    </style:style>
    <style:style style:name="WW8Num42z0" style:family="text">
      <style:text-properties style:font-name="Symbol"/>
    </style:style>
    <style:style style:name="WW8Num44z0" style:family="text">
      <style:text-properties style:font-name="Times New Roman" style:font-name-asian="Times New Roman" style:font-name-complex="Times New Roman"/>
    </style:style>
    <style:style style:name="WW8Num44z1" style:family="text">
      <style:text-properties style:font-name="Courier New1" style:font-name-complex="Courier New1"/>
    </style:style>
    <style:style style:name="WW8Num44z2" style:family="text">
      <style:text-properties style:font-name="Wingdings"/>
    </style:style>
    <style:style style:name="WW8Num44z3" style:family="text">
      <style:text-properties style:font-name="Symbo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1" style:font-name-complex="Courier New1"/>
    </style:style>
    <style:style style:name="WW8Num45z2" style:family="text">
      <style:text-properties style:font-name="Wingdings"/>
    </style:style>
    <style:style style:name="WW8NumSt19z0" style:family="text">
      <style:text-properties fo:color="#000000"/>
    </style:style>
    <style:style style:name="WW8NumSt39z0" style:family="text">
      <style:text-properties style:font-name="Helv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_20_Char" style:display-name="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_20_Char1" style:display-name=" Char1" style:family="text" style:parent-style-name="Default_20_Paragraph_20_Font">
      <style:text-properties style:font-name="Arial" fo:font-size="12pt" fo:language="en" fo:country="US" style:font-size-asian="12pt" style:font-name-complex="Arial" style:font-size-complex="12pt" style:language-complex="ar" style:country-complex="SA"/>
    </style:style>
    <style:style style:name="Strong_20_Emphasis" style:display-name="Strong Emphasis" style:family="text" style:parent-style-name="Default_20_Paragraph_20_Font">
      <style:text-properties fo:font-style="italic" style:font-style-asian="italic" style:font-style-complex="italic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text:style-name="WW8Num39z0" style:num-suffix=".0" style:num-format="1">
        <style:list-level-properties text:min-label-width="0.4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bullet text:level="1" style:num-suffix="." text:bullet-char="*"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3752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space-before="0.3957in" text:min-label-width="0.25in"/>
        <style:text-properties style:font-name="Times New Roman"/>
      </text:list-level-style-bullet>
      <text:list-level-style-bullet text:level="2" text:style-name="WW8Num15z1" style:num-suffix="." text:bullet-char="o">
        <style:list-level-properties text:space-before="0.8957in" text:min-label-width="0.25in"/>
        <style:text-properties style:font-name="Courier New"/>
      </text:list-level-style-bullet>
      <text:list-level-style-bullet text:level="3" text:style-name="WW8Num15z2" style:num-suffix="." text:bullet-char="">
        <style:list-level-properties text:space-before="1.3957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8957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3957in" text:min-label-width="0.25in"/>
        <style:text-properties style:font-name="Courier New"/>
      </text:list-level-style-bullet>
      <text:list-level-style-bullet text:level="6" text:style-name="WW8Num15z2" style:num-suffix="." text:bullet-char="">
        <style:list-level-properties text:space-before="2.8957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3957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8957in" text:min-label-width="0.25in"/>
        <style:text-properties style:font-name="Courier New"/>
      </text:list-level-style-bullet>
      <text:list-level-style-bullet text:level="9" text:style-name="WW8Num15z2" style:num-suffix="." text:bullet-char="">
        <style:list-level-properties text:space-before="4.395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)" style:num-format="1">
        <style:list-level-properties text:space-before="0.5in" text:min-label-width="0.25in"/>
      </text:list-level-style-number>
      <text:list-level-style-number text:level="2" style:num-suffix=")" style:num-format="a" style:num-letter-sync="true">
        <style:list-level-properties text:space-before="0.7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1.25in" text:min-label-width="0.25in"/>
      </text:list-level-style-number>
      <text:list-level-style-number text:level="5" style:num-prefix="(" style:num-suffix=")" style:num-format="a" style:num-letter-sync="true">
        <style:list-level-properties text:space-before="1.5in" text:min-label-width="0.25in"/>
      </text:list-level-style-number>
      <text:list-level-style-number text:level="6" style:num-prefix="(" style:num-suffix=")" style:num-format="i">
        <style:list-level-properties text:space-before="1.75in" text:min-label-width="0.25in"/>
      </text:list-level-style-number>
      <text:list-level-style-number text:level="7" style:num-suffix="." style:num-format="1">
        <style:list-level-properties text:space-before="2in" text:min-label-width="0.25in"/>
      </text:list-level-style-number>
      <text:list-level-style-number text:level="8" style:num-suffix="." style:num-format="a" style:num-letter-sync="true">
        <style:list-level-properties text:space-before="2.25in" text:min-label-width="0.25in"/>
      </text:list-level-style-number>
      <text:list-level-style-number text:level="9" style:num-suffix="." style:num-format="i">
        <style:list-level-properties text:space-before="2.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bullet text:level="1" text:style-name="WW8Num18z0" style:num-suffix=".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8Num18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18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8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8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18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8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8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18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text:style-name="WW8Num21z0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1.5in" text:min-label-width="0.25in"/>
      </text:list-level-style-number>
      <text:list-level-style-number text:level="3" text:style-name="WW8Num21z2" style:num-suffix="." style:num-format="1">
        <style:list-level-properties text:space-before="2in" text:min-label-width="0.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1">
        <style:list-level-properties text:space-before="3in" text:min-label-width="0.25in"/>
      </text:list-level-style-number>
      <text:list-level-style-number text:level="6" style:num-suffix="." style:num-format="1">
        <style:list-level-properties text:space-before="3.5in" text:min-label-width="0.2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1">
        <style:list-level-properties text:space-before="4.5in" text:min-label-width="0.25in"/>
      </text:list-level-style-number>
      <text:list-level-style-number text:level="9" style:num-suffix="." style:num-format="1">
        <style:list-level-properties text:space-before="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text:style-name="WW8Num23z0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1.25in" text:min-label-width="0.25in"/>
      </text:list-level-style-number>
      <text:list-level-style-number text:level="3" text:style-name="WW8Num23z2" style:num-suffix="." style:num-format="1">
        <style:list-level-properties text:space-before="1.75in" text:min-label-width="0.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1">
        <style:list-level-properties text:space-before="2.75in" text:min-label-width="0.25in"/>
      </text:list-level-style-number>
      <text:list-level-style-number text:level="6" style:num-suffix="." style:num-format="1">
        <style:list-level-properties text:space-before="3.25in" text:min-label-width="0.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1">
        <style:list-level-properties text:space-before="4.25in" text:min-label-width="0.25in"/>
      </text:list-level-style-number>
      <text:list-level-style-number text:level="9" style:num-suffix="." style:num-format="1">
        <style:list-level-properties text:space-before="4.7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number text:level="1" text:style-name="WW8Num24z0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25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2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4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2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4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2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space-before="0.75in" text:min-label-width="0.25in"/>
        <style:text-properties style:font-name="Times New Roman"/>
      </text:list-level-style-bullet>
      <text:list-level-style-bullet text:level="2" text:style-name="WW8Num26z1" style:num-suffix=".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8Num26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26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6z1" style:num-suffix=".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8Num26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6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6z1" style:num-suffix=".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8Num26z2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27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27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2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2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0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30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30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3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3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3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3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3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space-before="0.75in" text:min-label-width="0.25in"/>
        <style:text-properties style:font-name="Times New Roman"/>
      </text:list-level-style-bullet>
      <text:list-level-style-bullet text:level="2" text:style-name="WW8Num34z1" style:num-suffix=".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8Num34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34z1" style:num-suffix=".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8Num34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34z1" style:num-suffix=".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8Num34z2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>
      <text:list-level-style-bullet text:level="1" text:style-name="WW8Num3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5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5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35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3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5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35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3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>
      <text:list-level-style-number text:level="1" text:style-name="WW8Num39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space-before="0.1252in"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2">
      <text:list-level-style-bullet text:level="1" text:style-name="WW8Num42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3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4" text:consecutive-numbering="true">
      <text:list-level-style-bullet text:level="1" text:style-name="WW8Num44z0" style:num-suffix=".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8Num44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4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4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4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4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4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5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4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5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4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5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4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6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7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8.5in" fo:page-height="11in" style:num-format="1" style:print-orientation="portrait" fo:margin-top="0.8in" fo:margin-bottom="0.8in" fo:margin-left="0.8in" fo:margin-right="0.8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xCAT 2 Setup Posgresql</dc:title>
    <meta:initial-creator>IBM_USER</meta:initial-creator>
    <meta:creation-date>2008-03-11T09:00:00</meta:creation-date>
    <dc:creator>Lissa Valletta</dc:creator>
    <dc:date>2009-07-31T13:20:10</dc:date>
    <meta:printed-by>Egan Ford</meta:printed-by>
    <meta:print-date>2008-05-08T10:26:10</meta:print-date>
    <meta:editing-cycles>352</meta:editing-cycles>
    <meta:editing-duration>P9DT6H10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54" meta:word-count="431" meta:character-count="2720"/>
  </office:meta>
</office:document-meta>
</file>